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463cm"/>
    </style:style>
    <style:style style:name="Table1.B" style:family="table-column">
      <style:table-column-properties style:column-width="9.537cm"/>
    </style:style>
    <style:style style:name="Table1.A1" style:family="table-cell">
      <style:table-cell-properties style:vertical-align="middle" fo:padding="0.049cm" fo:border="none"/>
    </style:style>
    <style:style style:name="P1" style:family="paragraph" style:parent-style-name="Standard">
      <style:text-properties officeooo:rsid="0016482f" officeooo:paragraph-rsid="0016482f"/>
    </style:style>
    <style:style style:name="P2" style:family="paragraph" style:parent-style-name="Standard">
      <style:text-properties fo:font-size="13pt" fo:font-weight="bold" officeooo:rsid="0016482f" officeooo:paragraph-rsid="0016482f" style:font-size-asian="13pt" style:font-weight-asian="bold" style:font-size-complex="13pt" style:font-weight-complex="bold"/>
    </style:style>
    <style:style style:name="P3" style:family="paragraph" style:parent-style-name="Standard">
      <style:text-properties fo:font-size="13pt" fo:font-style="italic" fo:font-weight="bold" officeooo:rsid="0016482f" officeooo:paragraph-rsid="0016482f" style:font-size-asian="13pt" style:font-style-asian="italic" style:font-weight-asian="bold" style:font-size-complex="13pt" style:font-style-complex="italic" style:font-weight-complex="bold"/>
    </style:style>
    <style:style style:name="P4" style:family="paragraph" style:parent-style-name="Standard">
      <style:text-properties fo:font-size="18pt" fo:font-weight="bold" officeooo:rsid="0016482f" officeooo:paragraph-rsid="0016482f" style:font-size-asian="18pt" style:font-weight-asian="bold" style:font-size-complex="18pt" style:font-weight-complex="bold"/>
    </style:style>
    <style:style style:name="P5" style:family="paragraph" style:parent-style-name="Text_20_body" style:list-style-name="L1"/>
    <style:style style:name="P6" style:family="paragraph" style:parent-style-name="Text_20_body">
      <style:text-properties officeooo:rsid="0016482f" officeooo:paragraph-rsid="0016482f"/>
    </style:style>
    <style:style style:name="P7" style:family="paragraph" style:parent-style-name="Text_20_body" style:list-style-name="L2"/>
    <style:style style:name="P8" style:family="paragraph" style:parent-style-name="Text_20_body">
      <style:text-properties fo:font-size="13pt" fo:font-weight="bold" officeooo:rsid="0016482f" officeooo:paragraph-rsid="0016482f" style:font-size-asian="13pt" style:font-weight-asian="bold" style:font-size-complex="13pt" style:font-weight-complex="bold"/>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able_20_Contents">
      <style:paragraph-properties fo:margin-top="0cm" fo:margin-bottom="0.499cm" loext:contextual-spacing="false"/>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afka Matrices</text:p>
      <text:p text:style-name="P1"/>
      <text:p text:style-name="P1">For useful monitoring and performance measures matrices are used :</text:p>
      <text:p text:style-name="P1"/>
      <text:p text:style-name="P2">Important Matrices of the Producer are :</text:p>
      <text:p text:style-name="P2"/>
      <text:p text:style-name="P6"><text:span text:style-name="Strong_20_Emphasis">Response rate</text:span>:<text:span text:style-name="Strong_20_Emphasis"> </text:span>The producer sends records to the Kafka broker, and the broker <text:s text:c="10"/>acknowledges when a message is written to a replica in case of a request. Required <text:span text:style-name="User_20_Entry">.acks</text:span> is set to -1. The response rate depends on the value assigned to this property. If set to, -0, the broker will immediately return a response when it receives a request from the producer before it writes data to disk. If set to 1, the producer first writes data to its disk and then returns a response. Obviously, less fewer write operations will lead to high performance, but there will be chances of losing data in such cases.  </text:p>
      <text:list xml:id="list4233761809" text:style-name="L1">
        <text:list-item>
          <text:p text:style-name="P9"><text:span text:style-name="Strong_20_Emphasis">Request rate</text:span>:<text:span text:style-name="Strong_20_Emphasis"> </text:span>The request rate is the number of records the producer produces within a given time.  </text:p>
        </text:list-item>
        <text:list-item>
          <text:p text:style-name="P9"><text:span text:style-name="Strong_20_Emphasis">I/O wait time</text:span>: The producer sends data and then waits for data. It may wait for network resources when the producing rate is more than the sending rate. The reason for a low producing rate could be slow disk access, and checking the I/O wait time can help us identify the performance of reading the data. More waiting time means producers are not receiving data quickly. In such cases, we may want to use fast access storage such as SSD. </text:p>
        </text:list-item>
        <text:list-item>
          <text:p text:style-name="P9"><text:span text:style-name="Strong_20_Emphasis">Failed send rate</text:span>: This gives the number of message requests failed per second. If more messages are failing, it triggers an alarm to find out the root cause of the problem and then fix it. </text:p>
        </text:list-item>
        <text:list-item>
          <text:p text:style-name="P9"><text:span text:style-name="Strong_20_Emphasis">Buffer total bytes</text:span>: This represents the maximum memory the producer can use to buffer data before it sends it to brokers. The maximum buffer size will result in high throughput.  </text:p>
        </text:list-item>
        <text:list-item>
          <text:p text:style-name="P5"><text:span text:style-name="Strong_20_Emphasis">Compression rate</text:span>:<text:span text:style-name="Strong_20_Emphasis"> </text:span>This represents the average compression rate for batch records for topic. A higher compression rate triggers us to change the compression type or look for some way to reduce it. </text:p>
        </text:list-item>
      </text:list>
      <text:p text:style-name="P1"/>
      <text:p text:style-name="P2">Important Matrices of the Broker are :</text:p>
      <text:p text:style-name="P2"/>
      <text:p text:style-name="P2"/>
      <table:table table:name="Table1" table:style-name="Table1">
        <table:table-column table:style-name="Table1.A"/>
        <table:table-column table:style-name="Table1.B"/>
        <table:table-row>
          <table:table-cell table:style-name="Table1.A1" office:value-type="string">
            <text:p text:style-name="Table_20_Contents"><text:span text:style-name="Strong_20_Emphasis">Metrics</text:span></text:p>
          </table:table-cell>
          <table:table-cell table:style-name="Table1.A1" office:value-type="string">
            <text:p text:style-name="Table_20_Contents"><text:span text:style-name="Strong_20_Emphasis">Description</text:span></text:p>
          </table:table-cell>
        </table:table-row>
        <table:table-row>
          <table:table-cell table:style-name="Table1.A1" office:value-type="string">
            <text:p text:style-name="P11"><text:span text:style-name="User_20_Entry">kafka.server:type=ReplicaManager,</text:span></text:p>
            <text:p text:style-name="P11"><text:span text:style-name="User_20_Entry">name=UnderReplicatedPartitions</text:span></text:p>
          </table:table-cell>
          <table:table-cell table:style-name="Table1.A1" office:value-type="string">
            <text:p text:style-name="Table_20_Contents">This represents the number of under-replicated partitions. A higher number of under-replication partition may result in losing more data in case the broker fails.</text:p>
          </table:table-cell>
        </table:table-row>
        <table:table-row>
          <table:table-cell table:style-name="Table1.A1" office:value-type="string">
            <text:p text:style-name="P11"><text:span text:style-name="User_20_Entry">kafka.controller:type=KafkaController,</text:span></text:p>
            <text:p text:style-name="P11"><text:span text:style-name="User_20_Entry">name=OfflinePartitionsCount</text:span></text:p>
          </table:table-cell>
          <table:table-cell table:style-name="Table1.A1" office:value-type="string">
            <text:p text:style-name="Table_20_Contents">This represents the total number of partitions that are not available for read or write because of no active leader for those partitions.</text:p>
          </table:table-cell>
        </table:table-row>
        <table:table-row>
          <table:table-cell table:style-name="Table1.A1" office:value-type="string">
            <text:p text:style-name="P11"><text:span text:style-name="User_20_Entry">kafka.controller:type=KafkaController,</text:span></text:p>
            <text:p text:style-name="P11"><text:soft-page-break/><text:span text:style-name="User_20_Entry">name=ActiveControllerCount</text:span></text:p>
          </table:table-cell>
          <table:table-cell table:style-name="Table1.A1" office:value-type="string">
            <text:p text:style-name="Table_20_Contents">This defines the number of active controllers per cluster. There should not be more than one active <text:soft-page-break/>controller per cluster.</text:p>
          </table:table-cell>
        </table:table-row>
        <table:table-row>
          <table:table-cell table:style-name="Table1.A1" office:value-type="string">
            <text:p text:style-name="P11"><text:span text:style-name="User_20_Entry">kafka.server:type=ReplicaManager,</text:span></text:p>
            <text:p text:style-name="P11"><text:span text:style-name="User_20_Entry">name=PartitionCount</text:span></text:p>
          </table:table-cell>
          <table:table-cell table:style-name="Table1.A1" office:value-type="string">
            <text:p text:style-name="Table_20_Contents">This represents the number of partitions on the broker. The value should be even across all brokers. </text:p>
          </table:table-cell>
        </table:table-row>
        <table:table-row>
          <table:table-cell table:style-name="Table1.A1" office:value-type="string">
            <text:p text:style-name="P11"><text:span text:style-name="User_20_Entry">kafka.server:type=ReplicaManager,</text:span></text:p>
            <text:p text:style-name="P11"><text:span text:style-name="User_20_Entry">name=LeaderCount</text:span></text:p>
          </table:table-cell>
          <table:table-cell table:style-name="Table1.A1" office:value-type="string">
            <text:p text:style-name="P11">This represents the number of leaders on the broker. This should also be even across all brokers; if not, we should enable auto rebalancer for the leader. </text:p>
          </table:table-cell>
        </table:table-row>
      </table:table>
      <text:p text:style-name="P2"/>
      <text:p text:style-name="P2">Important Matrices of the Consumer <text:s/>are :</text:p>
      <text:p text:style-name="P2"/>
      <text:p text:style-name="P8"><text:span text:style-name="User_20_Entry"><text:span text:style-name="T1">records-lag-max</text:span></text:span><text:span text:style-name="T1">: The calculated difference between the producer's current offset and the consumer's current offset is known as record lag. If the difference is very big, it's fairly indicative of the consumer processing data much slower than the producer. It sends alerts for suitable action to fix up this issue, either by adding more consumer instance or by increasing partitions and increasing consumers simultaneously.</text:span> </text:p>
      <text:list xml:id="list600390084" text:style-name="L2">
        <text:list-item>
          <text:p text:style-name="P10"><text:span text:style-name="User_20_Entry">bytes-consumed-rate</text:span>:<text:span text:style-name="Strong_20_Emphasis"> </text:span>This represents the number of bytes consumed per second by the consumer. It helps in identifying the network bandwidth of your consumer. </text:p>
        </text:list-item>
        <text:list-item>
          <text:p text:style-name="P10"><text:span text:style-name="User_20_Entry">records-consumed-rate</text:span>: This defines the number of messages consumed per second. This value should be constant and generally helps when compared with <text:span text:style-name="User_20_Entry">byte-consumed-rate</text:span>. </text:p>
        </text:list-item>
        <text:list-item>
          <text:p text:style-name="P10"><text:span text:style-name="User_20_Entry">fetch-rate</text:span>: This represents the number of records fetched per second by the consumer. </text:p>
        </text:list-item>
        <text:list-item>
          <text:p text:style-name="P7"><text:span text:style-name="User_20_Entry">fetch-latency-max</text:span>: This represents the maximum time taken for the fetch request. If it's high, it triggers to optimize the consumer application.  </text:p>
        </text:list-item>
      </text:list>
      <text:p text:style-name="P2"/>
      <text:p text:style-name="P3">More Matrices can be found in Kafka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0T14:21:21.832206565</meta:creation-date>
    <dc:date>2020-08-20T14:35:37.340131081</dc:date>
    <meta:editing-duration>PT3M54S</meta:editing-duration>
    <meta:editing-cycles>2</meta:editing-cycles>
    <meta:generator>LibreOffice/6.0.7.3$Linux_X86_64 LibreOffice_project/00m0$Build-3</meta:generator>
    <meta:document-statistic meta:table-count="1" meta:image-count="0" meta:object-count="0" meta:page-count="2" meta:paragraph-count="34" meta:word-count="616" meta:character-count="3936" meta:non-whitespace-character-count="3335"/>
  </office:meta>
</office:document-meta>
</file>